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2E500000151092D54A783E31A21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uli" svg:font-family="Muli, sans-serif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anging_20_indent">
      <style:text-properties fo:font-size="10pt" officeooo:rsid="00178361" officeooo:paragraph-rsid="00178361" style:font-size-asian="10pt" style:font-size-complex="10pt"/>
    </style:style>
    <style:style style:name="P2" style:family="paragraph" style:parent-style-name="Hanging_20_indent">
      <style:text-properties fo:font-size="10pt" officeooo:rsid="00178361" officeooo:paragraph-rsid="00178361" style:font-size-asian="8.75pt" style:font-size-complex="10pt"/>
    </style:style>
    <style:style style:name="P3" style:family="paragraph" style:parent-style-name="Standard">
      <style:paragraph-properties fo:line-height="115%" fo:text-align="center" style:justify-single-word="false"/>
      <style:text-properties style:font-name="Liberation Mono" fo:font-size="14pt" fo:font-weight="bold" officeooo:rsid="00178361" officeooo:paragraph-rsid="00178361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178361" officeooo:paragraph-rsid="00178361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line-height="115%" fo:text-align="center" style:justify-single-word="false"/>
      <style:text-properties style:font-name="Liberation Sans" fo:font-size="10pt" fo:font-weight="bold" officeooo:rsid="00178361" officeooo:paragraph-rsid="00178361" style:font-size-asian="8.75pt" style:font-weight-asian="bold" style:font-size-complex="10pt" style:font-weight-complex="bold"/>
    </style:style>
    <style:style style:name="P6" style:family="paragraph" style:parent-style-name="Hanging_20_indent">
      <style:text-properties fo:font-weight="bold" officeooo:rsid="001a5647" officeooo:paragraph-rsid="001a5647" style:font-weight-asian="bold" style:font-weight-complex="bold"/>
    </style:style>
    <style:style style:name="P7" style:family="paragraph" style:parent-style-name="Hanging_20_indent">
      <style:text-properties fo:font-weight="normal" officeooo:rsid="001a5647" officeooo:paragraph-rsid="001a5647" style:font-weight-asian="normal" style:font-weight-complex="normal"/>
    </style:style>
    <style:style style:name="P8" style:family="paragraph" style:parent-style-name="Hanging_20_indent">
      <style:text-properties fo:font-size="10pt" officeooo:rsid="00178361" officeooo:paragraph-rsid="00178361" style:font-size-asian="10pt" style:font-size-complex="10pt"/>
    </style:style>
    <style:style style:name="P9" style:family="paragraph" style:parent-style-name="Hanging_20_indent">
      <style:text-properties fo:font-size="10pt" officeooo:rsid="00178361" officeooo:paragraph-rsid="00178361" style:font-size-asian="8.75pt" style:font-size-complex="10pt"/>
    </style:style>
    <style:style style:name="P10" style:family="paragraph" style:parent-style-name="Hanging_20_indent">
      <style:text-properties officeooo:paragraph-rsid="001c1f37"/>
    </style:style>
    <style:style style:name="P11" style:family="paragraph" style:parent-style-name="Standard">
      <style:paragraph-properties fo:line-height="115%" fo:text-align="center" style:justify-single-word="false"/>
      <style:text-properties style:font-name="Liberation Sans" fo:font-size="10pt" fo:font-weight="bold" officeooo:rsid="00178361" officeooo:paragraph-rsid="00178361" style:font-size-asian="8.75pt" style:font-weight-asian="bold" style:font-size-complex="10pt" style:font-weight-complex="bold"/>
    </style:style>
    <style:style style:name="P12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1a5647" officeooo:paragraph-rsid="001a5647" style:font-size-asian="10pt" style:font-weight-asian="bold" style:font-size-complex="10pt" style:font-weight-complex="bold"/>
    </style:style>
    <style:style style:name="P13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1a5647" officeooo:paragraph-rsid="001c1f37" style:font-size-asian="10pt" style:font-weight-asian="bold" style:font-size-complex="10pt" style:font-weight-complex="bold"/>
    </style:style>
    <style:style style:name="P14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1a5647" officeooo:paragraph-rsid="001d48e2" style:font-size-asian="10pt" style:font-weight-asian="bold" style:font-size-complex="10pt" style:font-weight-complex="bold"/>
    </style:style>
    <style:style style:name="P15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178361" officeooo:paragraph-rsid="00178361" style:font-size-asian="8.75pt" style:font-weight-asian="bold" style:font-size-complex="10pt" style:font-weight-complex="bold"/>
    </style:style>
    <style:style style:name="P16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178361" officeooo:paragraph-rsid="00178361" style:font-size-asian="8.75pt" style:font-weight-asian="bold" style:font-size-complex="10pt" style:font-weight-complex="bold"/>
    </style:style>
    <style:style style:name="P17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178361" officeooo:paragraph-rsid="00178361" style:font-size-asian="8.75pt" style:font-weight-asian="bold" style:font-size-complex="10pt" style:font-weight-complex="bold"/>
    </style:style>
    <style:style style:name="T1" style:family="text">
      <style:text-properties fo:font-size="10pt" officeooo:rsid="00178361" style:font-size-asian="10pt" style:font-size-complex="10pt"/>
    </style:style>
    <style:style style:name="T2" style:family="text">
      <style:text-properties style:font-name="Liberation Mono"/>
    </style:style>
    <style:style style:name="T3" style:family="text">
      <style:text-properties officeooo:rsid="001c1f37"/>
    </style:style>
    <style:style style:name="T4" style:family="text">
      <style:text-properties officeooo:rsid="00178361"/>
    </style:style>
    <style:style style:name="T5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NTRODUCTION TO JAVA</text:p>
      <text:p text:style-name="P4">LECTURE 2 : GETTING STARTED WITH JAVA</text:p>
      <text:p text:style-name="P4"/>
      <text:p text:style-name="P17">(Size of long)</text:p>
      <text:p text:style-name="P15">1. Primitive data type 'long' is having size _______ byte(s) in Java Programming.</text:p>
      <text:p text:style-name="P6">8</text:p>
      <text:p text:style-name="P12">SOLUTION DE<text:span text:style-name="T3">S</text:span>CRIPTION:</text:p>
      <text:p text:style-name="P7">The size of long is 8 bytes in Java.</text:p>
      <text:p text:style-name="P5"/>
      <text:p text:style-name="P17">(Datatype)</text:p>
      <text:p text:style-name="P15">2. Which of the following data type stores longest decimal number ?</text:p>
      <text:p text:style-name="P1">a) long<text:tab/><text:tab/><text:tab/><text:tab/><text:tab/><text:tab/>b) float</text:p>
      <text:p text:style-name="P1"><text:span text:style-name="T5">c) double</text:span><text:tab/><text:tab/><text:tab/><text:tab/><text:tab/><text:tab/>d) short</text:p>
      <text:p text:style-name="P13">SOLUTION DE<text:span text:style-name="T3">S</text:span>CRIPTION:</text:p>
      <text:p text:style-name="P1">Out of all given options, only float and double can hold decimal numbers. Size of the float is 4 bytes and double is 8 bytes (in most of the compilers, as the size of data types is compiler specific). So double can store bigger decimal numbers.</text:p>
      <text:p text:style-name="P5"/>
      <text:p text:style-name="P17">(Boolean Variable)</text:p>
      <text:p text:style-name="P15">3. Which of these values can be assigned to a boolean variable in Java?</text:p>
      <text:p text:style-name="P1">a) 0 or 1<text:tab/><text:tab/><text:tab/><text:tab/><text:tab/><text:tab/>b) Any integer value.</text:p>
      <text:p text:style-name="P1"><text:span text:style-name="T5">c) true or false</text:span><text:tab/><text:tab/><text:tab/><text:tab/><text:tab/>d) Both options a and c</text:p>
      <text:p text:style-name="P13">SOLUTION DE<text:span text:style-name="T3">S</text:span>CRIPTION:</text:p>
      <text:p text:style-name="P1">Boolean variable in java can only hold either true or false value.</text:p>
      <text:p text:style-name="P5"/>
      <text:p text:style-name="P17">(Valid Variable Name)</text:p>
      <text:p text:style-name="P15">4. Which of these is a valid variable name ?</text:p>
      <text:p text:style-name="P1">a) 1var<text:tab/><text:tab/><text:tab/><text:tab/><text:tab/><text:tab/><text:span text:style-name="T5">b) var1</text:span></text:p>
      <text:p text:style-name="P10"><text:span text:style-name="T1">c) var@1<text:tab/><text:tab/><text:tab/><text:tab/><text:tab/><text:tab/>d) 2_var</text:span></text:p>
      <text:p text:style-name="P13"><text:span text:style-name="T1">SOLUTION DE</text:span><text:span text:style-name="T3">S</text:span><text:span text:style-name="T1">CRIPTION:</text:span></text:p>
      <text:p text:style-name="P10"><text:span text:style-name="T1">In java, you cannot start your variable name with numbers and also they cannot contain any other special character except underscore (_) and dollar ($).</text:span></text:p>
      <text:p text:style-name="P5"/>
      <text:p text:style-name="P17">(Uninitialized Local Variable)</text:p>
      <text:p text:style-name="P15">5. Compiler never assigns a default value to an uninitialized local variable in Java Programming. Whether this statement is true or false ?</text:p>
      <text:p text:style-name="P2"><text:span text:style-name="T5">a) True</text:span><text:tab/><text:tab/><text:tab/><text:tab/><text:tab/><text:tab/>b) False</text:p>
      <text:p text:style-name="P13"><text:span text:style-name="T4">SOLUTION DE</text:span><text:span text:style-name="T3">S</text:span><text:span text:style-name="T4">CRIPTION:</text:span></text:p>
      <text:p text:style-name="P2">In java, its compulsory to initialise any local variable before using it because compiler don't assign any default/garbage value to variables.</text:p>
      <text:p text:style-name="P5"/>
      <text:p text:style-name="P17">(Predict the output)</text:p>
      <text:p text:style-name="P15">6. What is the output of the following code if the input is : 5 10 ?</text:p>
      <text:p text:style-name="P16">Scanner s = new Scanner(System.in);</text:p>
      <text:p text:style-name="P16">int a = s.nextInt();</text:p>
      <text:p text:style-name="P16">int b = s.nextInt();</text:p>
      <text:p text:style-name="P16"><text:soft-page-break/>System.out.println(a+b);</text:p>
      <text:p text:style-name="P2">a) 5<text:tab/><text:tab/><text:tab/><text:tab/><text:tab/><text:tab/>b) 10</text:p>
      <text:p text:style-name="P2"><text:span text:style-name="T5">c) 15</text:span><text:tab/><text:tab/><text:tab/><text:tab/><text:tab/><text:tab/>d) Error</text:p>
      <text:p text:style-name="P13"><text:span text:style-name="T4">SOLUTION DE</text:span><text:span text:style-name="T3">S</text:span><text:span text:style-name="T4">CRIPTION:</text:span></text:p>
      <text:p text:style-name="P2">"s.nextInt()" scans and returns the next token as int. A token is part of entered line that is separated from other tokens by space, tab or newline. So when input line is : “5 10”, then s.nextInt() returns the first token i.e. “5” as int and s.nextInt() again returns the next token i.e. “10” as int</text:p>
      <text:p text:style-name="P5"/>
      <text:p text:style-name="P17">(Predict The String output)</text:p>
      <text:p text:style-name="P15">7. What is the output of the following code if the input string is "Coding Ninjas"?</text:p>
      <text:p text:style-name="P16">Scanner s = new Scanner(System.in);</text:p>
      <text:p text:style-name="P16">String str;</text:p>
      <text:p text:style-name="P16">str = s.next();</text:p>
      <text:p text:style-name="P16">System.out.print(str);</text:p>
      <text:p text:style-name="P2">a) Coding Ninjas<text:tab/><text:tab/><text:tab/><text:tab/><text:tab/><text:span text:style-name="T5">b) Coding</text:span></text:p>
      <text:p text:style-name="P2">c) Ninjas<text:tab/><text:tab/><text:tab/><text:tab/><text:tab/><text:tab/>d) The above code fragment does not compile</text:p>
      <text:p text:style-name="P13"><text:span text:style-name="T4">SOLUTION DE</text:span><text:span text:style-name="T3">S</text:span><text:span text:style-name="T4">CRIPTION:</text:span></text:p>
      <text:p text:style-name="P2">"s.next()" returns the next token as String. A token is part of entered line that is separated from other tokens by space, tab or newline. So when input line is - “Coding Ninjas” then s.next() returns the first token i.e. “Coding”</text:p>
      <text:p text:style-name="P5"/>
      <text:p text:style-name="P17">(Multiple inputs)</text:p>
      <text:p text:style-name="P15">8. What is the output of the following code if input is : </text:p>
      <text:p text:style-name="P16">10 abc def</text:p>
      <text:p text:style-name="P16"/>
      <text:p text:style-name="P16">Scanner s = new Scanner(System.in);</text:p>
      <text:p text:style-name="P16">int a = s.nextInt();</text:p>
      <text:p text:style-name="P16">String str = s.next();</text:p>
      <text:p text:style-name="P16">System.out.print(a);</text:p>
      <text:p text:style-name="P16">System.out.println(str);</text:p>
      <text:p text:style-name="P2">a) 10 abc def<text:tab/><text:tab/><text:tab/><text:tab/><text:tab/><text:span text:style-name="T5">b) 10abc</text:span></text:p>
      <text:p text:style-name="P2">c) 10abcdef<text:tab/><text:tab/><text:tab/><text:tab/><text:tab/><text:tab/>d) 10 abc</text:p>
      <text:p text:style-name="P13"><text:span text:style-name="T4">SOLUTION DE</text:span><text:span text:style-name="T3">S</text:span><text:span text:style-name="T4">CRIPTION:</text:span></text:p>
      <text:p text:style-name="P2">"s.nextInt()" scans and returns the next token as int. A token is part of entered line that is separated from other tokens by space, tab or newline. So when input line is - “10 abc def” then s.nextInt() returns the first token as int i.e. “10” and s.next() returns the next token "abc”. </text:p>
      <text:p text:style-name="P2">While printing, in first statement a is printed and then str. There is no space or nextline between both print. Hence output is : 10abc.</text:p>
      <text:p text:style-name="P5"/>
      <text:p text:style-name="P17">(Integer and String)</text:p>
      <text:p text:style-name="P15">9. What is the output of the following code if input is : abc def 10</text:p>
      <text:p text:style-name="P16">Scanner s = new Scanner(System.in);</text:p>
      <text:p text:style-name="P16">String str = s.next();</text:p>
      <text:p text:style-name="P16">int a = s.nextInt();</text:p>
      <text:p text:style-name="P16">System.out.print(str + " " + a);</text:p>
      <text:p text:style-name="P2">a) abc def 10<text:tab/><text:tab/><text:tab/><text:tab/><text:tab/>b) abc 10</text:p>
      <text:p text:style-name="P2"><text:span text:style-name="T5">c) InputMismatchException</text:span><text:tab/><text:tab/><text:tab/><text:tab/>d) abc InputMismatchException</text:p>
      <text:p text:style-name="P14"><text:span text:style-name="T4">SOLUTION DE</text:span><text:span text:style-name="T3">S</text:span><text:span text:style-name="T4">CRIPTION:</text:span></text:p>
      <text:p text:style-name="P2"><text:soft-page-break/>"s.next()" scans and returns the next token as String. A token is part of entered line that is separated from other tokens by space, tab or newline. So when input line is - “abc def 10” then s.next() returns the first token as String i.e. “abc” and s.nextInt() tries to convert the next token i.e. “def” into an int, which gives InputMismatchException.</text:p>
      <text:p text:style-name="P5"/>
      <text:p text:style-name="P5">**********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uli" svg:font-family="Muli, sans-serif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draw:fill-image draw:name="switchToCode1" xlink:href="Pictures/10000001000002E500000151092D54A783E31A21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switchToCode1" draw:opacity="20%" draw:fill-image-width="0cm" draw:fill-image-height="0cm" style:repeat="no-repeat" draw:fill-image-ref-point-x="0%" draw:fill-image-ref-point-y="0%" draw:fill-image-ref-point="center" style:footnote-max-height="0cm" loext:margin-gutter="0cm">
        <style:background-image xlink:href="Pictures/10000001000002E500000151092D54A783E31A21.png" xlink:type="simple" xlink:actuate="onLoad" style:position="center center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full" draw:fill-image-name="switchToCode1" draw:opacity="20%" draw:fill-image-width="0cm" draw:fill-image-height="0cm" style:repeat="no-repeat" draw:fill-image-ref-point-x="0%" draw:fill-image-ref-point-y="0%" draw:fill-image-ref-point="center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2T12:43:01.725320865</meta:creation-date>
    <dc:title>Coding Ninjas A4 Sheet</dc:title>
    <meta:editing-duration>PT22M15S</meta:editing-duration>
    <meta:editing-cycles>6</meta:editing-cycles>
    <meta:generator>LibreOffice/7.3.7.2$Linux_X86_64 LibreOffice_project/30$Build-2</meta:generator>
    <dc:date>2023-01-06T08:58:57.646076905</dc:date>
    <meta:document-statistic meta:table-count="0" meta:image-count="0" meta:object-count="0" meta:page-count="3" meta:paragraph-count="74" meta:word-count="684" meta:character-count="3925" meta:non-whitespace-character-count="3244"/>
    <meta:template xlink:type="simple" xlink:actuate="onRequest" xlink:title="Coding Ninjas A4 Sheet" xlink:href="../../../../../../../../Templates/Coding%20Ninjas%20A4%20Sheet.ott" meta:date="2023-01-02T12:43:00.169805087"/>
  </office:meta>
</office:document-meta>
</file>